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Testing <text:s/>. odt<text:s/>format<text:s/></text:p>
      <text:p text:style-name="P2"/>
      <text:p text:style-name="P3">Testing <text:s/>. odt format<text:s/></text:p>
      <text:p text:style-name="Обычный"/>
      <text:p text:style-name="Обычный"/>
      <text:p text:style-name="P4">Testing <text:s/>. odt format <text:s/>Testing <text:s/>. odt - format<text:s/></text:p>
      <text:p text:style-name="P5"/>
      <text:p text:style-name="P6"/>
      <text:p text:style-name="P7">Testing <text:s/>. odt format <text:s/>Testing <text:s/>. odt - format<text:s/></text:p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tiana FEDOSEYKINA</meta:initial-creator>
    <dc:creator>Tatiana FEDOSEYKINA</dc:creator>
    <meta:creation-date>2021-08-10T14:25:00Z</meta:creation-date>
    <dc:date>2021-08-13T14:07:00Z</dc:date>
    <meta:template xlink:href="Normal" xlink:type="simple"/>
    <meta:editing-cycles>3</meta:editing-cycles>
    <meta:editing-duration>PT120S</meta:editing-duration>
    <meta:document-statistic meta:page-count="1" meta:paragraph-count="1" meta:word-count="22" meta:character-count="149" meta:row-count="1" meta:non-whitespace-character-count="128"/>
  </office:meta>
</office:document-meta>
</file>